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Text_20_body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3" style:family="paragraph" style:parent-style-name="Heading_20_1">
      <style:text-properties style:font-name="Liberation Serif" fo:font-style="italic" style:font-style-asian="italic" style:font-style-complex="italic"/>
    </style:style>
    <style:style style:name="P4" style:family="paragraph" style:parent-style-name="Preformatted_20_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ad</text:h>
      <text:p text:style-name="P2">Read one line from the standard input, (or from a file) and assign the word(s) to variable name(s).</text:p>
      <text:p text:style-name="P5">Syntax</text:p>
      <text:p text:style-name="P4"><text:s text:c="6"/>read [-ers] [-a aname] [-p prompt] [-t timeout]</text:p>
      <text:p text:style-name="P4"><text:s text:c="14"/>[-n nchars] [-d delim] [name...]</text:p>
      <text:p text:style-name="P4"/>
      <text:p text:style-name="P5">Key</text:p>
      <text:p text:style-name="P4"><text:s text:c="3"/><text:span text:style-name="T2">-a aname</text:span></text:p>
      <text:p text:style-name="P4"><text:s text:c="13"/>The words are assigned to sequential indices of the array variable aname, starting at 0.</text:p>
      <text:p text:style-name="P4"><text:s text:c="13"/>aname is unset before any new values are assigned. <text:s/>Other name arguments are ignored.</text:p>
      <text:p text:style-name="P5"><text:s text:c="3"/>-d delim</text:p>
      <text:p text:style-name="P4"><text:s text:c="13"/>The first character of delim is used to terminate the input line, rather than newline.</text:p>
      <text:p text:style-name="P4"><text:s text:c="2"/><text:span text:style-name="T2"><text:s/>-e</text:span> <text:s text:c="7"/>If the standard input is coming from a terminal, readline is used to obtain the line.</text:p>
      <text:p text:style-name="P4"><text:s text:c="3"/><text:span text:style-name="T2">-n nchars</text:span></text:p>
      <text:p text:style-name="P4"><text:s text:c="13"/>read returns after reading nchars characters rather than waiting for a complete line of</text:p>
      <text:p text:style-name="P4"><text:s text:c="13"/>input.</text:p>
      <text:p text:style-name="P4"><text:s text:c="3"/><text:span text:style-name="T2">-p prompt</text:span></text:p>
      <text:p text:style-name="P4"><text:s text:c="13"/>Display prompt on standard error, without a trailing newline, before attempting to read</text:p>
      <text:p text:style-name="P4"><text:s text:c="13"/>any input. The prompt is displayed only if input is coming from a terminal.</text:p>
      <text:p text:style-name="P4"><text:s text:c="2"/><text:span text:style-name="T2"><text:s/>-r <text:s/></text:span><text:s text:c="6"/>Backslash <text:s/>does not act as an escape character. <text:s/>The backslash is considered to be part</text:p>
      <text:p text:style-name="P4"><text:s text:c="13"/>of the line. In particular, a backslash-newline pair can not be used as a line continuation.</text:p>
      <text:p text:style-name="P4"><text:s/><text:span text:style-name="T2"><text:s text:c="2"/>-s </text:span><text:s text:c="7"/>Silent mode. If input is coming from a terminal, characters are not echoed.</text:p>
      <text:p text:style-name="P4"><text:s text:c="3"/><text:span text:style-name="T2">-t timeout</text:span></text:p>
      <text:p text:style-name="P4"><text:s text:c="13"/>Cause read to time out and return failure if a complete line of input is not read</text:p>
      <text:p text:style-name="P4"><text:s text:c="13"/>within timeout seconds. This option has no effect if read is not reading input from</text:p>
      <text:p text:style-name="P4"><text:s text:c="13"/>the terminal or a pipe.</text:p>
      <text:p text:style-name="P6"><text:span text:style-name="T2"><text:s text:c="3"/>-u fd </text:span><text:s text:c="4"/>Read input from file descriptor fd.</text:p>
      <text:p text:style-name="P2">This is a BASH shell built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2:56:01.560384472</meta:creation-date>
    <meta:generator>LibreOffice/5.1.6.2$Linux_X86_64 LibreOffice_project/10m0$Build-2</meta:generator>
    <dc:date>2017-11-07T12:58:40.844620956</dc:date>
    <meta:editing-duration>PT2M40S</meta:editing-duration>
    <meta:editing-cycles>1</meta:editing-cycles>
    <meta:document-statistic meta:table-count="0" meta:image-count="0" meta:object-count="0" meta:page-count="1" meta:paragraph-count="27" meta:word-count="244" meta:character-count="1569" meta:non-whitespace-character-count="1134"/>
  </office:meta>
</office:document-meta>
</file>